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automatic-styles/>
  <office:body>
    <office:spreadsheet>
      <table:table table:name="liuyc-115_0.05-10000_lowerdiff">
        <table:table-row>
          <table:table-cell office:value-type="string">
            <text:p>SLOPE</text:p>
          </table:table-cell>
          <table:table-cell office:value="0.963748111966" office:value-type="float">
            <text:p>0.963748111966</text:p>
          </table:table-cell>
          <table:table-cell office:value="0.982335722707" office:value-type="float">
            <text:p>0.982335722707</text:p>
          </table:table-cell>
          <table:table-cell office:value="0.613947463485" office:value-type="float">
            <text:p>0.613947463485</text:p>
          </table:table-cell>
          <table:table-cell office:value="0.889061147654" office:value-type="float">
            <text:p>0.889061147654</text:p>
          </table:table-cell>
          <table:table-cell office:value="0.817447136909" office:value-type="float">
            <text:p>0.817447136909</text:p>
          </table:table-cell>
          <table:table-cell office:value="0.754620911427" office:value-type="float">
            <text:p>0.754620911427</text:p>
          </table:table-cell>
          <table:table-cell office:value="0.714074631757" office:value-type="float">
            <text:p>0.714074631757</text:p>
          </table:table-cell>
          <table:table-cell office:value="0.869107099956" office:value-type="float">
            <text:p>0.869107099956</text:p>
          </table:table-cell>
          <table:table-cell office:value="0.747526886878" office:value-type="float">
            <text:p>0.747526886878</text:p>
          </table:table-cell>
          <table:table-cell office:value="0.949288570998" office:value-type="float">
            <text:p>0.949288570998</text:p>
          </table:table-cell>
          <table:table-cell office:value="0.825604025043" office:value-type="float">
            <text:p>0.825604025043</text:p>
          </table:table-cell>
          <table:table-cell office:value="0.753497416074" office:value-type="float">
            <text:p>0.753497416074</text:p>
          </table:table-cell>
          <table:table-cell office:value="0.797971950643" office:value-type="float">
            <text:p>0.797971950643</text:p>
          </table:table-cell>
          <table:table-cell office:value="0.805055186316" office:value-type="float">
            <text:p>0.805055186316</text:p>
          </table:table-cell>
          <table:table-cell office:value="0.899560627418" office:value-type="float">
            <text:p>0.899560627418</text:p>
          </table:table-cell>
          <table:table-cell office:value="0.613612674159" office:value-type="float">
            <text:p>0.613612674159</text:p>
          </table:table-cell>
          <table:table-cell office:value="0.901618185288" office:value-type="float">
            <text:p>0.901618185288</text:p>
          </table:table-cell>
          <table:table-cell office:value="0.975076400418" office:value-type="float">
            <text:p>0.975076400418</text:p>
          </table:table-cell>
          <table:table-cell office:value="0.98594287848" office:value-type="float">
            <text:p>0.98594287848</text:p>
          </table:table-cell>
          <table:table-cell office:value="0.958675387923" office:value-type="float">
            <text:p>0.958675387923</text:p>
          </table:table-cell>
          <table:table-cell office:value="0.929940874185" office:value-type="float">
            <text:p>0.929940874185</text:p>
          </table:table-cell>
          <table:table-cell office:value="0.799938208906" office:value-type="float">
            <text:p>0.799938208906</text:p>
          </table:table-cell>
          <table:table-cell office:value="0.992727601488" office:value-type="float">
            <text:p>0.992727601488</text:p>
          </table:table-cell>
          <table:table-cell office:value="0.77522792348" office:value-type="float">
            <text:p>0.77522792348</text:p>
          </table:table-cell>
          <table:table-cell office:value="0.682576362087" office:value-type="float">
            <text:p>0.682576362087</text:p>
          </table:table-cell>
          <table:table-cell office:value="0.986394918693" office:value-type="float">
            <text:p>0.986394918693</text:p>
          </table:table-cell>
          <table:table-cell office:value="0.804593448904" office:value-type="float">
            <text:p>0.804593448904</text:p>
          </table:table-cell>
          <table:table-cell office:value="0.988623497006" office:value-type="float">
            <text:p>0.988623497006</text:p>
          </table:table-cell>
          <table:table-cell office:value="0.630999015509" office:value-type="float">
            <text:p>0.630999015509</text:p>
          </table:table-cell>
          <table:table-cell office:value="0.834010544635" office:value-type="float">
            <text:p>0.834010544635</text:p>
          </table:table-cell>
          <table:table-cell office:value="0.914326264675" office:value-type="float">
            <text:p>0.914326264675</text:p>
          </table:table-cell>
          <table:table-cell office:value="0.863057953864" office:value-type="float">
            <text:p>0.863057953864</text:p>
          </table:table-cell>
          <table:table-cell office:value="0.862588195438" office:value-type="float">
            <text:p>0.862588195438</text:p>
          </table:table-cell>
          <table:table-cell office:value="0.751789404626" office:value-type="float">
            <text:p>0.751789404626</text:p>
          </table:table-cell>
          <table:table-cell office:value="0.744303232779" office:value-type="float">
            <text:p>0.744303232779</text:p>
          </table:table-cell>
          <table:table-cell office:value="0.676589801735" office:value-type="float">
            <text:p>0.676589801735</text:p>
          </table:table-cell>
          <table:table-cell office:value="0.732993030676" office:value-type="float">
            <text:p>0.732993030676</text:p>
          </table:table-cell>
          <table:table-cell office:value="0.549768533543" office:value-type="float">
            <text:p>0.549768533543</text:p>
          </table:table-cell>
          <table:table-cell office:value="0.492554015128" office:value-type="float">
            <text:p>0.492554015128</text:p>
          </table:table-cell>
          <table:table-cell office:value="0.532078635778" office:value-type="float">
            <text:p>0.532078635778</text:p>
          </table:table-cell>
          <table:table-cell office:value="0.927339139358" office:value-type="float">
            <text:p>0.927339139358</text:p>
          </table:table-cell>
          <table:table-cell office:value="0.962702852363" office:value-type="float">
            <text:p>0.962702852363</text:p>
          </table:table-cell>
          <table:table-cell office:value="0.90462915936" office:value-type="float">
            <text:p>0.90462915936</text:p>
          </table:table-cell>
          <table:table-cell office:value="0.908195633212" office:value-type="float">
            <text:p>0.908195633212</text:p>
          </table:table-cell>
          <table:table-cell office:value="0.961410401007" office:value-type="float">
            <text:p>0.961410401007</text:p>
          </table:table-cell>
          <table:table-cell office:value="0.924193885799" office:value-type="float">
            <text:p>0.924193885799</text:p>
          </table:table-cell>
          <table:table-cell office:value="0.866360204865" office:value-type="float">
            <text:p>0.866360204865</text:p>
          </table:table-cell>
          <table:table-cell office:value="0.979254690802" office:value-type="float">
            <text:p>0.979254690802</text:p>
          </table:table-cell>
        </table:table-row>
        <table:table-row>
          <table:table-cell office:value-type="string">
            <text:p>STD</text:p>
          </table:table-cell>
          <table:table-cell office:value="0.0159027345251" office:value-type="float">
            <text:p>0.0159027345251</text:p>
          </table:table-cell>
          <table:table-cell office:value="0.0146549774801" office:value-type="float">
            <text:p>0.0146549774801</text:p>
          </table:table-cell>
          <table:table-cell office:value="0.0380454303484" office:value-type="float">
            <text:p>0.0380454303484</text:p>
          </table:table-cell>
          <table:table-cell office:value="0.0203057991113" office:value-type="float">
            <text:p>0.0203057991113</text:p>
          </table:table-cell>
          <table:table-cell office:value="0.113880918751" office:value-type="float">
            <text:p>0.113880918751</text:p>
          </table:table-cell>
          <table:table-cell office:value="0.0165880812012" office:value-type="float">
            <text:p>0.0165880812012</text:p>
          </table:table-cell>
          <table:table-cell office:value="0.059138124609" office:value-type="float">
            <text:p>0.059138124609</text:p>
          </table:table-cell>
          <table:table-cell office:value="0.0205300869475" office:value-type="float">
            <text:p>0.0205300869475</text:p>
          </table:table-cell>
          <table:table-cell office:value="0.43734414992" office:value-type="float">
            <text:p>0.43734414992</text:p>
          </table:table-cell>
          <table:table-cell office:value="0.46040976509" office:value-type="float">
            <text:p>0.46040976509</text:p>
          </table:table-cell>
          <table:table-cell office:value="0.493200540074" office:value-type="float">
            <text:p>0.493200540074</text:p>
          </table:table-cell>
          <table:table-cell office:value="0.485699531698" office:value-type="float">
            <text:p>0.485699531698</text:p>
          </table:table-cell>
          <table:table-cell office:value="0.441736668546" office:value-type="float">
            <text:p>0.441736668546</text:p>
          </table:table-cell>
          <table:table-cell office:value="0.417026828894" office:value-type="float">
            <text:p>0.417026828894</text:p>
          </table:table-cell>
          <table:table-cell office:value="0.370232710674" office:value-type="float">
            <text:p>0.370232710674</text:p>
          </table:table-cell>
          <table:table-cell office:value="0.39919532073" office:value-type="float">
            <text:p>0.39919532073</text:p>
          </table:table-cell>
          <table:table-cell office:value="0.492742712927" office:value-type="float">
            <text:p>0.492742712927</text:p>
          </table:table-cell>
          <table:table-cell office:value="0.492897287595" office:value-type="float">
            <text:p>0.492897287595</text:p>
          </table:table-cell>
          <table:table-cell office:value="0.4998547846" office:value-type="float">
            <text:p>0.4998547846</text:p>
          </table:table-cell>
          <table:table-cell office:value="0.498575966049" office:value-type="float">
            <text:p>0.498575966049</text:p>
          </table:table-cell>
          <table:table-cell office:value="0.499580149592" office:value-type="float">
            <text:p>0.499580149592</text:p>
          </table:table-cell>
          <table:table-cell office:value="0.471627376328" office:value-type="float">
            <text:p>0.471627376328</text:p>
          </table:table-cell>
          <table:table-cell office:value="0.498462223419" office:value-type="float">
            <text:p>0.498462223419</text:p>
          </table:table-cell>
          <table:table-cell office:value="0.495863155306" office:value-type="float">
            <text:p>0.495863155306</text:p>
          </table:table-cell>
          <table:table-cell office:value="0.0240677920562" office:value-type="float">
            <text:p>0.0240677920562</text:p>
          </table:table-cell>
          <table:table-cell office:value="0.0323596804003" office:value-type="float">
            <text:p>0.0323596804003</text:p>
          </table:table-cell>
          <table:table-cell office:value="0.02071440166" office:value-type="float">
            <text:p>0.02071440166</text:p>
          </table:table-cell>
          <table:table-cell office:value="0.0634065267897" office:value-type="float">
            <text:p>0.0634065267897</text:p>
          </table:table-cell>
          <table:table-cell office:value="0.0308605876527" office:value-type="float">
            <text:p>0.0308605876527</text:p>
          </table:table-cell>
          <table:table-cell office:value="0.0168432571251" office:value-type="float">
            <text:p>0.0168432571251</text:p>
          </table:table-cell>
          <table:table-cell office:value="0.0559686170098" office:value-type="float">
            <text:p>0.0559686170098</text:p>
          </table:table-cell>
          <table:table-cell office:value="0.0246603847607" office:value-type="float">
            <text:p>0.0246603847607</text:p>
          </table:table-cell>
          <table:table-cell office:value="0.490070016798" office:value-type="float">
            <text:p>0.490070016798</text:p>
          </table:table-cell>
          <table:table-cell office:value="0.47679404389" office:value-type="float">
            <text:p>0.47679404389</text:p>
          </table:table-cell>
          <table:table-cell office:value="0.487082488385" office:value-type="float">
            <text:p>0.487082488385</text:p>
          </table:table-cell>
          <table:table-cell office:value="0.491777385298" office:value-type="float">
            <text:p>0.491777385298</text:p>
          </table:table-cell>
          <table:table-cell office:value="0.489291731971" office:value-type="float">
            <text:p>0.489291731971</text:p>
          </table:table-cell>
          <table:table-cell office:value="0.477257994619" office:value-type="float">
            <text:p>0.477257994619</text:p>
          </table:table-cell>
          <table:table-cell office:value="0.477919771275" office:value-type="float">
            <text:p>0.477919771275</text:p>
          </table:table-cell>
          <table:table-cell office:value="0.473831919834" office:value-type="float">
            <text:p>0.473831919834</text:p>
          </table:table-cell>
          <table:table-cell office:value="0.224608778803" office:value-type="float">
            <text:p>0.224608778803</text:p>
          </table:table-cell>
          <table:table-cell office:value="0.248243417476" office:value-type="float">
            <text:p>0.248243417476</text:p>
          </table:table-cell>
          <table:table-cell office:value="0.231106031922" office:value-type="float">
            <text:p>0.231106031922</text:p>
          </table:table-cell>
          <table:table-cell office:value="0.241935723698" office:value-type="float">
            <text:p>0.241935723698</text:p>
          </table:table-cell>
          <table:table-cell office:value="0.0283831018708" office:value-type="float">
            <text:p>0.0283831018708</text:p>
          </table:table-cell>
          <table:table-cell office:value="0.0394519971392" office:value-type="float">
            <text:p>0.0394519971392</text:p>
          </table:table-cell>
          <table:table-cell office:value="0.0597901848467" office:value-type="float">
            <text:p>0.0597901848467</text:p>
          </table:table-cell>
          <table:table-cell office:value="0.0668576049438" office:value-type="float">
            <text:p>0.0668576049438</text:p>
          </table:table-cell>
        </table:table-row>
        <table:table-row>
          <table:table-cell office:value-type="string">
            <text:p>A_DEC</text:p>
          </table:table-cell>
          <table:table-cell office:value="1.04057649827" office:value-type="float">
            <text:p>1.04057649827</text:p>
          </table:table-cell>
          <table:table-cell office:value="1.37391917462" office:value-type="float">
            <text:p>1.37391917462</text:p>
          </table:table-cell>
          <table:table-cell office:value="2.07118813617" office:value-type="float">
            <text:p>2.07118813617</text:p>
          </table:table-cell>
          <table:table-cell office:value="3.15729795451" office:value-type="float">
            <text:p>3.15729795451</text:p>
          </table:table-cell>
          <table:table-cell office:value="1.05617389518" office:value-type="float">
            <text:p>1.05617389518</text:p>
          </table:table-cell>
          <table:table-cell office:value="2.20841003022" office:value-type="float">
            <text:p>2.20841003022</text:p>
          </table:table-cell>
          <table:table-cell office:value="1.00246060488" office:value-type="float">
            <text:p>1.00246060488</text:p>
          </table:table-cell>
          <table:table-cell office:value="1.42070290106" office:value-type="float">
            <text:p>1.42070290106</text:p>
          </table:table-cell>
          <table:table-cell office:value="2.88444610466" office:value-type="float">
            <text:p>2.88444610466</text:p>
          </table:table-cell>
          <table:table-cell office:value="4.46952054432" office:value-type="float">
            <text:p>4.46952054432</text:p>
          </table:table-cell>
          <table:table-cell office:value="4.03868570615" office:value-type="float">
            <text:p>4.03868570615</text:p>
          </table:table-cell>
          <table:table-cell office:value="2.93563388386" office:value-type="float">
            <text:p>2.93563388386</text:p>
          </table:table-cell>
          <table:table-cell office:value="3.16128603345" office:value-type="float">
            <text:p>3.16128603345</text:p>
          </table:table-cell>
          <table:table-cell office:value="3.5912844741" office:value-type="float">
            <text:p>3.5912844741</text:p>
          </table:table-cell>
          <table:table-cell office:value="4.46840006662" office:value-type="float">
            <text:p>4.46840006662</text:p>
          </table:table-cell>
          <table:table-cell office:value="2.46812824873" office:value-type="float">
            <text:p>2.46812824873</text:p>
          </table:table-cell>
          <table:table-cell office:value="1.07532261246" office:value-type="float">
            <text:p>1.07532261246</text:p>
          </table:table-cell>
          <table:table-cell office:value="1.49099851369" office:value-type="float">
            <text:p>1.49099851369</text:p>
          </table:table-cell>
          <table:table-cell office:value="2.39715549573" office:value-type="float">
            <text:p>2.39715549573</text:p>
          </table:table-cell>
          <table:table-cell office:value="3.43050011487" office:value-type="float">
            <text:p>3.43050011487</text:p>
          </table:table-cell>
          <table:table-cell office:value="1.00026037811" office:value-type="float">
            <text:p>1.00026037811</text:p>
          </table:table-cell>
          <table:table-cell office:value="1.06589756613" office:value-type="float">
            <text:p>1.06589756613</text:p>
          </table:table-cell>
          <table:table-cell office:value="1.47811813534" office:value-type="float">
            <text:p>1.47811813534</text:p>
          </table:table-cell>
          <table:table-cell office:value="1.17849183984" office:value-type="float">
            <text:p>1.17849183984</text:p>
          </table:table-cell>
          <table:table-cell office:value="1.04921474993" office:value-type="float">
            <text:p>1.04921474993</text:p>
          </table:table-cell>
          <table:table-cell office:value="4.75429162377" office:value-type="float">
            <text:p>4.75429162377</text:p>
          </table:table-cell>
          <table:table-cell office:value="2.84276690138" office:value-type="float">
            <text:p>2.84276690138</text:p>
          </table:table-cell>
          <table:table-cell office:value="1.44617197667" office:value-type="float">
            <text:p>1.44617197667</text:p>
          </table:table-cell>
          <table:table-cell office:value="1.04947780748" office:value-type="float">
            <text:p>1.04947780748</text:p>
          </table:table-cell>
          <table:table-cell office:value="3.56772643143" office:value-type="float">
            <text:p>3.56772643143</text:p>
          </table:table-cell>
          <table:table-cell office:value="1.39510994014" office:value-type="float">
            <text:p>1.39510994014</text:p>
          </table:table-cell>
          <table:table-cell office:value="1.3551986656" office:value-type="float">
            <text:p>1.3551986656</text:p>
          </table:table-cell>
          <table:table-cell office:value="2.51067690686" office:value-type="float">
            <text:p>2.51067690686</text:p>
          </table:table-cell>
          <table:table-cell office:value="1.7603019552" office:value-type="float">
            <text:p>1.7603019552</text:p>
          </table:table-cell>
          <table:table-cell office:value="1.65447314766" office:value-type="float">
            <text:p>1.65447314766</text:p>
          </table:table-cell>
          <table:table-cell office:value="1.62402754631" office:value-type="float">
            <text:p>1.62402754631</text:p>
          </table:table-cell>
          <table:table-cell office:value="1.52419662938" office:value-type="float">
            <text:p>1.52419662938</text:p>
          </table:table-cell>
          <table:table-cell office:value="1.10163450282" office:value-type="float">
            <text:p>1.10163450282</text:p>
          </table:table-cell>
          <table:table-cell office:value="1.1166935717" office:value-type="float">
            <text:p>1.1166935717</text:p>
          </table:table-cell>
          <table:table-cell office:value="1.03934595386" office:value-type="float">
            <text:p>1.03934595386</text:p>
          </table:table-cell>
          <table:table-cell office:value="6.88229942222" office:value-type="float">
            <text:p>6.88229942222</text:p>
          </table:table-cell>
          <table:table-cell office:value="6.8707126759" office:value-type="float">
            <text:p>6.8707126759</text:p>
          </table:table-cell>
          <table:table-cell office:value="6.55217521698" office:value-type="float">
            <text:p>6.55217521698</text:p>
          </table:table-cell>
          <table:table-cell office:value="7.06942131698" office:value-type="float">
            <text:p>7.06942131698</text:p>
          </table:table-cell>
          <table:table-cell office:value="1.62273951622" office:value-type="float">
            <text:p>1.62273951622</text:p>
          </table:table-cell>
          <table:table-cell office:value="1.70612351223" office:value-type="float">
            <text:p>1.70612351223</text:p>
          </table:table-cell>
          <table:table-cell office:value="7.26373803585" office:value-type="float">
            <text:p>7.26373803585</text:p>
          </table:table-cell>
          <table:table-cell office:value="7.2754792448" office:value-type="float">
            <text:p>7.2754792448</text:p>
          </table:table-cell>
        </table:table-row>
        <table:table-row>
          <table:table-cell office:value-type="string">
            <text:p>R_MIN</text:p>
          </table:table-cell>
          <table:table-cell office:value="4.31261282535" office:value-type="float">
            <text:p>4.31261282535</text:p>
          </table:table-cell>
          <table:table-cell office:value="4.13667494866" office:value-type="float">
            <text:p>4.13667494866</text:p>
          </table:table-cell>
          <table:table-cell office:value="8.61093987667" office:value-type="float">
            <text:p>8.61093987667</text:p>
          </table:table-cell>
          <table:table-cell office:value="5.73293114965" office:value-type="float">
            <text:p>5.73293114965</text:p>
          </table:table-cell>
          <table:table-cell office:value="9.74675762383" office:value-type="float">
            <text:p>9.74675762383</text:p>
          </table:table-cell>
          <table:table-cell office:value="6.69109330572" office:value-type="float">
            <text:p>6.69109330572</text:p>
          </table:table-cell>
          <table:table-cell office:value="12.5257135021" office:value-type="float">
            <text:p>12.5257135021</text:p>
          </table:table-cell>
          <table:table-cell office:value="10.3101501172" office:value-type="float">
            <text:p>10.3101501172</text:p>
          </table:table-cell>
          <table:table-cell office:value="1.86387855601" office:value-type="float">
            <text:p>1.86387855601</text:p>
          </table:table-cell>
          <table:table-cell office:value="1.45006827593" office:value-type="float">
            <text:p>1.45006827593</text:p>
          </table:table-cell>
          <table:table-cell office:value="2.17821923578" office:value-type="float">
            <text:p>2.17821923578</text:p>
          </table:table-cell>
          <table:table-cell office:value="1.87610625919" office:value-type="float">
            <text:p>1.87610625919</text:p>
          </table:table-cell>
          <table:table-cell office:value="1.71430066917" office:value-type="float">
            <text:p>1.71430066917</text:p>
          </table:table-cell>
          <table:table-cell office:value="1.92654796558" office:value-type="float">
            <text:p>1.92654796558</text:p>
          </table:table-cell>
          <table:table-cell office:value="1.66671641582" office:value-type="float">
            <text:p>1.66671641582</text:p>
          </table:table-cell>
          <table:table-cell office:value="3.01700432539" office:value-type="float">
            <text:p>3.01700432539</text:p>
          </table:table-cell>
          <table:table-cell office:value="7.3025032656" office:value-type="float">
            <text:p>7.3025032656</text:p>
          </table:table-cell>
          <table:table-cell office:value="8.23901291378" office:value-type="float">
            <text:p>8.23901291378</text:p>
          </table:table-cell>
          <table:table-cell office:value="11.6014809838" office:value-type="float">
            <text:p>11.6014809838</text:p>
          </table:table-cell>
          <table:table-cell office:value="13.6289296584" office:value-type="float">
            <text:p>13.6289296584</text:p>
          </table:table-cell>
          <table:table-cell office:value="5.40103982322" office:value-type="float">
            <text:p>5.40103982322</text:p>
          </table:table-cell>
          <table:table-cell office:value="9.77904559075" office:value-type="float">
            <text:p>9.77904559075</text:p>
          </table:table-cell>
          <table:table-cell office:value="8.12140566698" office:value-type="float">
            <text:p>8.12140566698</text:p>
          </table:table-cell>
          <table:table-cell office:value="10.9470468068" office:value-type="float">
            <text:p>10.9470468068</text:p>
          </table:table-cell>
          <table:table-cell office:value="7.53176350597" office:value-type="float">
            <text:p>7.53176350597</text:p>
          </table:table-cell>
          <table:table-cell office:value="5.14710693495" office:value-type="float">
            <text:p>5.14710693495</text:p>
          </table:table-cell>
          <table:table-cell office:value="6.45420689991" office:value-type="float">
            <text:p>6.45420689991</text:p>
          </table:table-cell>
          <table:table-cell office:value="4.45402243538" office:value-type="float">
            <text:p>4.45402243538</text:p>
          </table:table-cell>
          <table:table-cell office:value="7.71479048514" office:value-type="float">
            <text:p>7.71479048514</text:p>
          </table:table-cell>
          <table:table-cell office:value="6.27388045392" office:value-type="float">
            <text:p>6.27388045392</text:p>
          </table:table-cell>
          <table:table-cell office:value="4.88940961276" office:value-type="float">
            <text:p>4.88940961276</text:p>
          </table:table-cell>
          <table:table-cell office:value="5.57310142611" office:value-type="float">
            <text:p>5.57310142611</text:p>
          </table:table-cell>
          <table:table-cell office:value="4.70304729244" office:value-type="float">
            <text:p>4.70304729244</text:p>
          </table:table-cell>
          <table:table-cell office:value="4.6612838224" office:value-type="float">
            <text:p>4.6612838224</text:p>
          </table:table-cell>
          <table:table-cell office:value="5.66171424797" office:value-type="float">
            <text:p>5.66171424797</text:p>
          </table:table-cell>
          <table:table-cell office:value="5.42790735336" office:value-type="float">
            <text:p>5.42790735336</text:p>
          </table:table-cell>
          <table:table-cell office:value="4.57422277913" office:value-type="float">
            <text:p>4.57422277913</text:p>
          </table:table-cell>
          <table:table-cell office:value="6.74960646389" office:value-type="float">
            <text:p>6.74960646389</text:p>
          </table:table-cell>
          <table:table-cell office:value="8.83220624853" office:value-type="float">
            <text:p>8.83220624853</text:p>
          </table:table-cell>
          <table:table-cell office:value="5.64588737639" office:value-type="float">
            <text:p>5.64588737639</text:p>
          </table:table-cell>
          <table:table-cell office:value="13.3222054471" office:value-type="float">
            <text:p>13.3222054471</text:p>
          </table:table-cell>
          <table:table-cell office:value="12.9442670045" office:value-type="float">
            <text:p>12.9442670045</text:p>
          </table:table-cell>
          <table:table-cell office:value="13.7625502205" office:value-type="float">
            <text:p>13.7625502205</text:p>
          </table:table-cell>
          <table:table-cell office:value="13.7855962239" office:value-type="float">
            <text:p>13.7855962239</text:p>
          </table:table-cell>
          <table:table-cell office:value="5.62949190822" office:value-type="float">
            <text:p>5.62949190822</text:p>
          </table:table-cell>
          <table:table-cell office:value="6.41575611735" office:value-type="float">
            <text:p>6.41575611735</text:p>
          </table:table-cell>
          <table:table-cell office:value="13.7959659106" office:value-type="float">
            <text:p>13.7959659106</text:p>
          </table:table-cell>
          <table:table-cell office:value="11.8094270119" office:value-type="float">
            <text:p>11.8094270119</text:p>
          </table:table-cell>
        </table:table-row>
        <table:table-row>
          <table:table-cell office:value-type="string">
            <text:p>energy</text:p>
          </table:table-cell>
          <table:table-cell office:value="-69.3924916425" office:value-type="float">
            <text:p>-69.3924916425</text:p>
          </table:table-cell>
          <table:table-cell office:value="-69.0842102968" office:value-type="float">
            <text:p>-69.0842102968</text:p>
          </table:table-cell>
          <table:table-cell office:value="-69.0335194555" office:value-type="float">
            <text:p>-69.0335194555</text:p>
          </table:table-cell>
          <table:table-cell office:value="-69.1284180957" office:value-type="float">
            <text:p>-69.1284180957</text:p>
          </table:table-cell>
          <table:table-cell office:value="-69.0776957587" office:value-type="float">
            <text:p>-69.0776957587</text:p>
          </table:table-cell>
          <table:table-cell office:value="-69.0503548708" office:value-type="float">
            <text:p>-69.0503548708</text:p>
          </table:table-cell>
          <table:table-cell office:value="-69.0812437113" office:value-type="float">
            <text:p>-69.0812437113</text:p>
          </table:table-cell>
          <table:table-cell office:value="-69.1206296163" office:value-type="float">
            <text:p>-69.1206296163</text:p>
          </table:table-cell>
          <table:table-cell office:value="168.26482267" office:value-type="float">
            <text:p>168.26482267</text:p>
          </table:table-cell>
          <table:table-cell office:value="166.380590475" office:value-type="float">
            <text:p>166.380590475</text:p>
          </table:table-cell>
          <table:table-cell office:value="167.282121611" office:value-type="float">
            <text:p>167.282121611</text:p>
          </table:table-cell>
          <table:table-cell office:value="167.577358549" office:value-type="float">
            <text:p>167.577358549</text:p>
          </table:table-cell>
          <table:table-cell office:value="167.735380491" office:value-type="float">
            <text:p>167.735380491</text:p>
          </table:table-cell>
          <table:table-cell office:value="167.769922565" office:value-type="float">
            <text:p>167.769922565</text:p>
          </table:table-cell>
          <table:table-cell office:value="168.051623624" office:value-type="float">
            <text:p>168.051623624</text:p>
          </table:table-cell>
          <table:table-cell office:value="168.661982146" office:value-type="float">
            <text:p>168.661982146</text:p>
          </table:table-cell>
          <table:table-cell office:value="-6.81522894614" office:value-type="float">
            <text:p>-6.81522894614</text:p>
          </table:table-cell>
          <table:table-cell office:value="-6.52025506604" office:value-type="float">
            <text:p>-6.52025506604</text:p>
          </table:table-cell>
          <table:table-cell office:value="-4.69850872273" office:value-type="float">
            <text:p>-4.69850872273</text:p>
          </table:table-cell>
          <table:table-cell office:value="-5.11638497508" office:value-type="float">
            <text:p>-5.11638497508</text:p>
          </table:table-cell>
          <table:table-cell office:value="-5.81962453148" office:value-type="float">
            <text:p>-5.81962453148</text:p>
          </table:table-cell>
          <table:table-cell office:value="-6.14505358407" office:value-type="float">
            <text:p>-6.14505358407</text:p>
          </table:table-cell>
          <table:table-cell office:value="-5.96606499082" office:value-type="float">
            <text:p>-5.96606499082</text:p>
          </table:table-cell>
          <table:table-cell office:value="-6.24070815439" office:value-type="float">
            <text:p>-6.24070815439</text:p>
          </table:table-cell>
          <table:table-cell office:value="-874.288135593" office:value-type="float">
            <text:p>-874.288135593</text:p>
          </table:table-cell>
          <table:table-cell office:value="-874.13559322" office:value-type="float">
            <text:p>-874.13559322</text:p>
          </table:table-cell>
          <table:table-cell office:value="-874.491525424" office:value-type="float">
            <text:p>-874.491525424</text:p>
          </table:table-cell>
          <table:table-cell office:value="-875.033898305" office:value-type="float">
            <text:p>-875.033898305</text:p>
          </table:table-cell>
          <table:table-cell office:value="-873.847457627" office:value-type="float">
            <text:p>-873.847457627</text:p>
          </table:table-cell>
          <table:table-cell office:value="-874.610169492" office:value-type="float">
            <text:p>-874.610169492</text:p>
          </table:table-cell>
          <table:table-cell office:value="-874.796610169" office:value-type="float">
            <text:p>-874.796610169</text:p>
          </table:table-cell>
          <table:table-cell office:value="-874.169491525" office:value-type="float">
            <text:p>-874.169491525</text:p>
          </table:table-cell>
          <table:table-cell office:value="-4.16577840007" office:value-type="float">
            <text:p>-4.16577840007</text:p>
          </table:table-cell>
          <table:table-cell office:value="-4.0036603234" office:value-type="float">
            <text:p>-4.0036603234</text:p>
          </table:table-cell>
          <table:table-cell office:value="-3.96075077421" office:value-type="float">
            <text:p>-3.96075077421</text:p>
          </table:table-cell>
          <table:table-cell office:value="-4.16839682451" office:value-type="float">
            <text:p>-4.16839682451</text:p>
          </table:table-cell>
          <table:table-cell office:value="-4.14161443789" office:value-type="float">
            <text:p>-4.14161443789</text:p>
          </table:table-cell>
          <table:table-cell office:value="-4.13465567321" office:value-type="float">
            <text:p>-4.13465567321</text:p>
          </table:table-cell>
          <table:table-cell office:value="-4.18344642312" office:value-type="float">
            <text:p>-4.18344642312</text:p>
          </table:table-cell>
          <table:table-cell office:value="-4.1449584637" office:value-type="float">
            <text:p>-4.1449584637</text:p>
          </table:table-cell>
          <table:table-cell office:value="-78.5216828514" office:value-type="float">
            <text:p>-78.5216828514</text:p>
          </table:table-cell>
          <table:table-cell office:value="-78.5488909488" office:value-type="float">
            <text:p>-78.5488909488</text:p>
          </table:table-cell>
          <table:table-cell office:value="-78.6049057546" office:value-type="float">
            <text:p>-78.6049057546</text:p>
          </table:table-cell>
          <table:table-cell office:value="-78.6244086194" office:value-type="float">
            <text:p>-78.6244086194</text:p>
          </table:table-cell>
          <table:table-cell office:value="-1388.47457627" office:value-type="float">
            <text:p>-1388.47457627</text:p>
          </table:table-cell>
          <table:table-cell office:value="-1387.72881356" office:value-type="float">
            <text:p>-1387.72881356</text:p>
          </table:table-cell>
          <table:table-cell office:value="-1387.3220339" office:value-type="float">
            <text:p>-1387.3220339</text:p>
          </table:table-cell>
          <table:table-cell office:value="-1386.84745763" office:value-type="float">
            <text:p>-1386.84745763</text:p>
          </table:table-cell>
        </table:table-row>
      </table:table>
      <table:table table:name="liuyc-115_0.05-250000_lowerdiff">
        <table:table-row>
          <table:table-cell office:value-type="string">
            <text:p>SLOPE</text:p>
          </table:table-cell>
          <table:table-cell office:value="0.936458012609" office:value-type="float">
            <text:p>0.936458012609</text:p>
          </table:table-cell>
          <table:table-cell office:value="0.974377417668" office:value-type="float">
            <text:p>0.974377417668</text:p>
          </table:table-cell>
          <table:table-cell office:value="0.860281019671" office:value-type="float">
            <text:p>0.860281019671</text:p>
          </table:table-cell>
          <table:table-cell office:value="0.886583176718" office:value-type="float">
            <text:p>0.886583176718</text:p>
          </table:table-cell>
          <table:table-cell office:value="0.775354564328" office:value-type="float">
            <text:p>0.775354564328</text:p>
          </table:table-cell>
          <table:table-cell office:value="0.805103079286" office:value-type="float">
            <text:p>0.805103079286</text:p>
          </table:table-cell>
          <table:table-cell office:value="0.928813733883" office:value-type="float">
            <text:p>0.928813733883</text:p>
          </table:table-cell>
          <table:table-cell office:value="0.907945901582" office:value-type="float">
            <text:p>0.907945901582</text:p>
          </table:table-cell>
        </table:table-row>
        <table:table-row>
          <table:table-cell office:value-type="string">
            <text:p>STD</text:p>
          </table:table-cell>
          <table:table-cell office:value="0.0202701238697" office:value-type="float">
            <text:p>0.0202701238697</text:p>
          </table:table-cell>
          <table:table-cell office:value="0.0258205542477" office:value-type="float">
            <text:p>0.0258205542477</text:p>
          </table:table-cell>
          <table:table-cell office:value="0.0479489442134" office:value-type="float">
            <text:p>0.0479489442134</text:p>
          </table:table-cell>
          <table:table-cell office:value="0.0443778940781" office:value-type="float">
            <text:p>0.0443778940781</text:p>
          </table:table-cell>
          <table:table-cell office:value="0.0109103157997" office:value-type="float">
            <text:p>0.0109103157997</text:p>
          </table:table-cell>
          <table:table-cell office:value="0.0135714511673" office:value-type="float">
            <text:p>0.0135714511673</text:p>
          </table:table-cell>
          <table:table-cell office:value="0.0862287070325" office:value-type="float">
            <text:p>0.0862287070325</text:p>
          </table:table-cell>
          <table:table-cell office:value="0.0211634228537" office:value-type="float">
            <text:p>0.0211634228537</text:p>
          </table:table-cell>
        </table:table-row>
        <table:table-row>
          <table:table-cell office:value-type="string">
            <text:p>A_DEC</text:p>
          </table:table-cell>
          <table:table-cell office:value="1.35268960025" office:value-type="float">
            <text:p>1.35268960025</text:p>
          </table:table-cell>
          <table:table-cell office:value="1.44142020408" office:value-type="float">
            <text:p>1.44142020408</text:p>
          </table:table-cell>
          <table:table-cell office:value="1.22967407255" office:value-type="float">
            <text:p>1.22967407255</text:p>
          </table:table-cell>
          <table:table-cell office:value="1.28825210891" office:value-type="float">
            <text:p>1.28825210891</text:p>
          </table:table-cell>
          <table:table-cell office:value="1.00613191603" office:value-type="float">
            <text:p>1.00613191603</text:p>
          </table:table-cell>
          <table:table-cell office:value="1.10828821609" office:value-type="float">
            <text:p>1.10828821609</text:p>
          </table:table-cell>
          <table:table-cell office:value="1.32608647429" office:value-type="float">
            <text:p>1.32608647429</text:p>
          </table:table-cell>
          <table:table-cell office:value="1.32109230776" office:value-type="float">
            <text:p>1.32109230776</text:p>
          </table:table-cell>
        </table:table-row>
        <table:table-row>
          <table:table-cell office:value-type="string">
            <text:p>R_MIN</text:p>
          </table:table-cell>
          <table:table-cell office:value="4.81637019959" office:value-type="float">
            <text:p>4.81637019959</text:p>
          </table:table-cell>
          <table:table-cell office:value="4.47176991383" office:value-type="float">
            <text:p>4.47176991383</text:p>
          </table:table-cell>
          <table:table-cell office:value="5.23249171374" office:value-type="float">
            <text:p>5.23249171374</text:p>
          </table:table-cell>
          <table:table-cell office:value="5.05388673353" office:value-type="float">
            <text:p>5.05388673353</text:p>
          </table:table-cell>
          <table:table-cell office:value="5.5936716096" office:value-type="float">
            <text:p>5.5936716096</text:p>
          </table:table-cell>
          <table:table-cell office:value="5.5000445852" office:value-type="float">
            <text:p>5.5000445852</text:p>
          </table:table-cell>
          <table:table-cell office:value="4.67939282021" office:value-type="float">
            <text:p>4.67939282021</text:p>
          </table:table-cell>
          <table:table-cell office:value="4.81942698418" office:value-type="float">
            <text:p>4.81942698418</text:p>
          </table:table-cell>
        </table:table-row>
        <table:table-row>
          <table:table-cell office:value-type="string">
            <text:p>energy</text:p>
          </table:table-cell>
          <table:table-cell office:value="-78.1443648235" office:value-type="float">
            <text:p>-78.1443648235</text:p>
          </table:table-cell>
          <table:table-cell office:value="-78.2287704686" office:value-type="float">
            <text:p>-78.2287704686</text:p>
          </table:table-cell>
          <table:table-cell office:value="-78.2055466108" office:value-type="float">
            <text:p>-78.2055466108</text:p>
          </table:table-cell>
          <table:table-cell office:value="-78.2143485071" office:value-type="float">
            <text:p>-78.2143485071</text:p>
          </table:table-cell>
          <table:table-cell office:value="-78.2287962357" office:value-type="float">
            <text:p>-78.2287962357</text:p>
          </table:table-cell>
          <table:table-cell office:value="-78.2275248048" office:value-type="float">
            <text:p>-78.2275248048</text:p>
          </table:table-cell>
          <table:table-cell office:value="-78.1345993167" office:value-type="float">
            <text:p>-78.1345993167</text:p>
          </table:table-cell>
          <table:table-cell office:value="-78.2120169984" office:value-type="float">
            <text:p>-78.2120169984</text:p>
          </table:table-cell>
        </table:table-row>
      </table:table>
      <table:table table:name="liuyc-115_0.05-5000_lowerdiff">
        <table:table-row>
          <table:table-cell office:value-type="string">
            <text:p>SLOPE</text:p>
          </table:table-cell>
          <table:table-cell office:value="0.0110230049387" office:value-type="float">
            <text:p>0.0110230049387</text:p>
          </table:table-cell>
          <table:table-cell office:value="0.0130294117234" office:value-type="float">
            <text:p>0.0130294117234</text:p>
          </table:table-cell>
          <table:table-cell office:value="0.0103930058153" office:value-type="float">
            <text:p>0.0103930058153</text:p>
          </table:table-cell>
          <table:table-cell office:value="0.0107423783849" office:value-type="float">
            <text:p>0.0107423783849</text:p>
          </table:table-cell>
          <table:table-cell office:value="0.010018371751" office:value-type="float">
            <text:p>0.010018371751</text:p>
          </table:table-cell>
          <table:table-cell office:value="0.0101547733905" office:value-type="float">
            <text:p>0.0101547733905</text:p>
          </table:table-cell>
          <table:table-cell office:value="0.0104949086462" office:value-type="float">
            <text:p>0.0104949086462</text:p>
          </table:table-cell>
          <table:table-cell office:value="0.0100636420275" office:value-type="float">
            <text:p>0.0100636420275</text:p>
          </table:table-cell>
        </table:table-row>
        <table:table-row>
          <table:table-cell office:value-type="string">
            <text:p>STD</text:p>
          </table:table-cell>
          <table:table-cell office:value="0.459673937684" office:value-type="float">
            <text:p>0.459673937684</text:p>
          </table:table-cell>
          <table:table-cell office:value="0.173300954986" office:value-type="float">
            <text:p>0.173300954986</text:p>
          </table:table-cell>
          <table:table-cell office:value="0.122949849534" office:value-type="float">
            <text:p>0.122949849534</text:p>
          </table:table-cell>
          <table:table-cell office:value="0.470610853507" office:value-type="float">
            <text:p>0.470610853507</text:p>
          </table:table-cell>
          <table:table-cell office:value="0.131594071483" office:value-type="float">
            <text:p>0.131594071483</text:p>
          </table:table-cell>
          <table:table-cell office:value="0.0770355113624" office:value-type="float">
            <text:p>0.0770355113624</text:p>
          </table:table-cell>
          <table:table-cell office:value="0.190532008891" office:value-type="float">
            <text:p>0.190532008891</text:p>
          </table:table-cell>
          <table:table-cell office:value="0.0874049424679" office:value-type="float">
            <text:p>0.0874049424679</text:p>
          </table:table-cell>
        </table:table-row>
        <table:table-row>
          <table:table-cell office:value-type="string">
            <text:p>A_DEC</text:p>
          </table:table-cell>
          <table:table-cell office:value="6.51860363477" office:value-type="float">
            <text:p>6.51860363477</text:p>
          </table:table-cell>
          <table:table-cell office:value="7.54222961779" office:value-type="float">
            <text:p>7.54222961779</text:p>
          </table:table-cell>
          <table:table-cell office:value="4.47358983059" office:value-type="float">
            <text:p>4.47358983059</text:p>
          </table:table-cell>
          <table:table-cell office:value="7.51832342655" office:value-type="float">
            <text:p>7.51832342655</text:p>
          </table:table-cell>
          <table:table-cell office:value="4.39476773615" office:value-type="float">
            <text:p>4.39476773615</text:p>
          </table:table-cell>
          <table:table-cell office:value="7.71626023788" office:value-type="float">
            <text:p>7.71626023788</text:p>
          </table:table-cell>
          <table:table-cell office:value="6.95825374377" office:value-type="float">
            <text:p>6.95825374377</text:p>
          </table:table-cell>
          <table:table-cell office:value="6.64605469645" office:value-type="float">
            <text:p>6.64605469645</text:p>
          </table:table-cell>
        </table:table-row>
        <table:table-row>
          <table:table-cell office:value-type="string">
            <text:p>R_MIN</text:p>
          </table:table-cell>
          <table:table-cell office:value="2.34521979389" office:value-type="float">
            <text:p>2.34521979389</text:p>
          </table:table-cell>
          <table:table-cell office:value="1.13701661738" office:value-type="float">
            <text:p>1.13701661738</text:p>
          </table:table-cell>
          <table:table-cell office:value="2.78062907891" office:value-type="float">
            <text:p>2.78062907891</text:p>
          </table:table-cell>
          <table:table-cell office:value="4.50699043284" office:value-type="float">
            <text:p>4.50699043284</text:p>
          </table:table-cell>
          <table:table-cell office:value="5.12178315159" office:value-type="float">
            <text:p>5.12178315159</text:p>
          </table:table-cell>
          <table:table-cell office:value="5.01454849162" office:value-type="float">
            <text:p>5.01454849162</text:p>
          </table:table-cell>
          <table:table-cell office:value="5.29329713758" office:value-type="float">
            <text:p>5.29329713758</text:p>
          </table:table-cell>
          <table:table-cell office:value="7.41842744124" office:value-type="float">
            <text:p>7.41842744124</text:p>
          </table:table-cell>
        </table:table-row>
        <table:table-row>
          <table:table-cell office:value-type="string">
            <text:p>energy</text:p>
          </table:table-cell>
          <table:table-cell office:value="-63.2177827894" office:value-type="float">
            <text:p>-63.2177827894</text:p>
          </table:table-cell>
          <table:table-cell office:value="-63.287278747" office:value-type="float">
            <text:p>-63.287278747</text:p>
          </table:table-cell>
          <table:table-cell office:value="-63.1277625845" office:value-type="float">
            <text:p>-63.1277625845</text:p>
          </table:table-cell>
          <table:table-cell office:value="-62.7983562192" office:value-type="float">
            <text:p>-62.7983562192</text:p>
          </table:table-cell>
          <table:table-cell office:value="-62.6882832998" office:value-type="float">
            <text:p>-62.6882832998</text:p>
          </table:table-cell>
          <table:table-cell office:value="-62.9357144354" office:value-type="float">
            <text:p>-62.9357144354</text:p>
          </table:table-cell>
          <table:table-cell office:value="-62.7477960076" office:value-type="float">
            <text:p>-62.7477960076</text:p>
          </table:table-cell>
          <table:table-cell office:value="-62.4392586459" office:value-type="float">
            <text:p>-62.4392586459</text:p>
          </table:table-cell>
        </table:table-row>
      </table:table>
      <table:table table:name="liuyc-115_0.05-50000_lowerdiff">
        <table:table-row>
          <table:table-cell office:value-type="string">
            <text:p>SLOPE</text:p>
          </table:table-cell>
          <table:table-cell office:value="0.0111407599214" office:value-type="float">
            <text:p>0.0111407599214</text:p>
          </table:table-cell>
          <table:table-cell office:value="0.0105677382391" office:value-type="float">
            <text:p>0.0105677382391</text:p>
          </table:table-cell>
          <table:table-cell office:value="0.0101852516267" office:value-type="float">
            <text:p>0.0101852516267</text:p>
          </table:table-cell>
          <table:table-cell office:value="0.0105251386038" office:value-type="float">
            <text:p>0.0105251386038</text:p>
          </table:table-cell>
          <table:table-cell office:value="0.0100303285739" office:value-type="float">
            <text:p>0.0100303285739</text:p>
          </table:table-cell>
          <table:table-cell office:value="0.0109787340706" office:value-type="float">
            <text:p>0.0109787340706</text:p>
          </table:table-cell>
          <table:table-cell office:value="0.0103501782378" office:value-type="float">
            <text:p>0.0103501782378</text:p>
          </table:table-cell>
          <table:table-cell office:value="0.0100641607929" office:value-type="float">
            <text:p>0.0100641607929</text:p>
          </table:table-cell>
        </table:table-row>
        <table:table-row>
          <table:table-cell office:value-type="string">
            <text:p>STD</text:p>
          </table:table-cell>
          <table:table-cell office:value="0.0719818273352" office:value-type="float">
            <text:p>0.0719818273352</text:p>
          </table:table-cell>
          <table:table-cell office:value="0.111766820173" office:value-type="float">
            <text:p>0.111766820173</text:p>
          </table:table-cell>
          <table:table-cell office:value="0.286523010816" office:value-type="float">
            <text:p>0.286523010816</text:p>
          </table:table-cell>
          <table:table-cell office:value="0.0160155576076" office:value-type="float">
            <text:p>0.0160155576076</text:p>
          </table:table-cell>
          <table:table-cell office:value="0.0554864167837" office:value-type="float">
            <text:p>0.0554864167837</text:p>
          </table:table-cell>
          <table:table-cell office:value="0.372367101496" office:value-type="float">
            <text:p>0.372367101496</text:p>
          </table:table-cell>
          <table:table-cell office:value="0.453705727658" office:value-type="float">
            <text:p>0.453705727658</text:p>
          </table:table-cell>
          <table:table-cell office:value="0.0636626505134" office:value-type="float">
            <text:p>0.0636626505134</text:p>
          </table:table-cell>
        </table:table-row>
        <table:table-row>
          <table:table-cell office:value-type="string">
            <text:p>A_DEC</text:p>
          </table:table-cell>
          <table:table-cell office:value="7.45535728581" office:value-type="float">
            <text:p>7.45535728581</text:p>
          </table:table-cell>
          <table:table-cell office:value="5.64383539895" office:value-type="float">
            <text:p>5.64383539895</text:p>
          </table:table-cell>
          <table:table-cell office:value="7.93655327282" office:value-type="float">
            <text:p>7.93655327282</text:p>
          </table:table-cell>
          <table:table-cell office:value="7.1692423294" office:value-type="float">
            <text:p>7.1692423294</text:p>
          </table:table-cell>
          <table:table-cell office:value="7.01651855055" office:value-type="float">
            <text:p>7.01651855055</text:p>
          </table:table-cell>
          <table:table-cell office:value="6.64489246275" office:value-type="float">
            <text:p>6.64489246275</text:p>
          </table:table-cell>
          <table:table-cell office:value="5.88499652247" office:value-type="float">
            <text:p>5.88499652247</text:p>
          </table:table-cell>
          <table:table-cell office:value="7.78712902141" office:value-type="float">
            <text:p>7.78712902141</text:p>
          </table:table-cell>
        </table:table-row>
        <table:table-row>
          <table:table-cell office:value-type="string">
            <text:p>R_MIN</text:p>
          </table:table-cell>
          <table:table-cell office:value="4.691812681" office:value-type="float">
            <text:p>4.691812681</text:p>
          </table:table-cell>
          <table:table-cell office:value="4.85828456912" office:value-type="float">
            <text:p>4.85828456912</text:p>
          </table:table-cell>
          <table:table-cell office:value="4.53510193975" office:value-type="float">
            <text:p>4.53510193975</text:p>
          </table:table-cell>
          <table:table-cell office:value="5.03015005099" office:value-type="float">
            <text:p>5.03015005099</text:p>
          </table:table-cell>
          <table:table-cell office:value="4.78213463558" office:value-type="float">
            <text:p>4.78213463558</text:p>
          </table:table-cell>
          <table:table-cell office:value="5.05857011226" office:value-type="float">
            <text:p>5.05857011226</text:p>
          </table:table-cell>
          <table:table-cell office:value="4.58899393873" office:value-type="float">
            <text:p>4.58899393873</text:p>
          </table:table-cell>
          <table:table-cell office:value="5.36372105312" office:value-type="float">
            <text:p>5.36372105312</text:p>
          </table:table-cell>
        </table:table-row>
        <table:table-row>
          <table:table-cell office:value-type="string">
            <text:p>energy</text:p>
          </table:table-cell>
          <table:table-cell office:value="-62.7818286623" office:value-type="float">
            <text:p>-62.7818286623</text:p>
          </table:table-cell>
          <table:table-cell office:value="-62.7429432888" office:value-type="float">
            <text:p>-62.7429432888</text:p>
          </table:table-cell>
          <table:table-cell office:value="-62.9393612556" office:value-type="float">
            <text:p>-62.9393612556</text:p>
          </table:table-cell>
          <table:table-cell office:value="-62.8252585691" office:value-type="float">
            <text:p>-62.8252585691</text:p>
          </table:table-cell>
          <table:table-cell office:value="-62.9521952718" office:value-type="float">
            <text:p>-62.9521952718</text:p>
          </table:table-cell>
          <table:table-cell office:value="-62.6946861601" office:value-type="float">
            <text:p>-62.6946861601</text:p>
          </table:table-cell>
          <table:table-cell office:value="-62.7746540403" office:value-type="float">
            <text:p>-62.7746540403</text:p>
          </table:table-cell>
          <table:table-cell office:value="-62.8891879468" office:value-type="float">
            <text:p>-62.8891879468</text:p>
          </table:table-cell>
        </table:table-row>
      </table:table>
      <table:table table:name="liuyc-115_0.05-100000_lowerdiff">
        <table:table-row>
          <table:table-cell office:value-type="string">
            <text:p>SLOPE</text:p>
          </table:table-cell>
          <table:table-cell office:value="0.976855134777" office:value-type="float">
            <text:p>0.976855134777</text:p>
          </table:table-cell>
          <table:table-cell office:value="0.958978697659" office:value-type="float">
            <text:p>0.958978697659</text:p>
          </table:table-cell>
          <table:table-cell office:value="0.996340722217" office:value-type="float">
            <text:p>0.996340722217</text:p>
          </table:table-cell>
          <table:table-cell office:value="0.997504021063" office:value-type="float">
            <text:p>0.997504021063</text:p>
          </table:table-cell>
        </table:table-row>
        <table:table-row>
          <table:table-cell office:value-type="string">
            <text:p>STD</text:p>
          </table:table-cell>
          <table:table-cell office:value="0.33765954719" office:value-type="float">
            <text:p>0.33765954719</text:p>
          </table:table-cell>
          <table:table-cell office:value="0.376443600537" office:value-type="float">
            <text:p>0.376443600537</text:p>
          </table:table-cell>
          <table:table-cell office:value="0.363125234497" office:value-type="float">
            <text:p>0.363125234497</text:p>
          </table:table-cell>
          <table:table-cell office:value="0.36982901676" office:value-type="float">
            <text:p>0.36982901676</text:p>
          </table:table-cell>
        </table:table-row>
        <table:table-row>
          <table:table-cell office:value-type="string">
            <text:p>A_DEC</text:p>
          </table:table-cell>
          <table:table-cell office:value="7.2353462008" office:value-type="float">
            <text:p>7.2353462008</text:p>
          </table:table-cell>
          <table:table-cell office:value="6.76048899451" office:value-type="float">
            <text:p>6.76048899451</text:p>
          </table:table-cell>
          <table:table-cell office:value="7.36533137447" office:value-type="float">
            <text:p>7.36533137447</text:p>
          </table:table-cell>
          <table:table-cell office:value="6.96641552104" office:value-type="float">
            <text:p>6.96641552104</text:p>
          </table:table-cell>
        </table:table-row>
        <table:table-row>
          <table:table-cell office:value-type="string">
            <text:p>R_MIN</text:p>
          </table:table-cell>
          <table:table-cell office:value="14.9891731287" office:value-type="float">
            <text:p>14.9891731287</text:p>
          </table:table-cell>
          <table:table-cell office:value="14.6931240669" office:value-type="float">
            <text:p>14.6931240669</text:p>
          </table:table-cell>
          <table:table-cell office:value="14.6003466" office:value-type="float">
            <text:p>14.6003466</text:p>
          </table:table-cell>
          <table:table-cell office:value="14.4925288629" office:value-type="float">
            <text:p>14.4925288629</text:p>
          </table:table-cell>
        </table:table-row>
        <table:table-row>
          <table:table-cell office:value-type="string">
            <text:p>energy</text:p>
          </table:table-cell>
          <table:table-cell office:value="-59.8695158539" office:value-type="float">
            <text:p>-59.8695158539</text:p>
          </table:table-cell>
          <table:table-cell office:value="-59.8414428833" office:value-type="float">
            <text:p>-59.8414428833</text:p>
          </table:table-cell>
          <table:table-cell office:value="-59.8001408761" office:value-type="float">
            <text:p>-59.8001408761</text:p>
          </table:table-cell>
          <table:table-cell office:value="-59.7656301716" office:value-type="float">
            <text:p>-59.7656301716</text:p>
          </table:table-cell>
        </table:table-row>
      </table:table>
      <table:table table:name="liuyc-115_0.05-20000_lowerdiff">
        <table:table-row>
          <table:table-cell office:value-type="string">
            <text:p>SLOPE</text:p>
          </table:table-cell>
          <table:table-cell office:value="0.893998708653" office:value-type="float">
            <text:p>0.893998708653</text:p>
          </table:table-cell>
          <table:table-cell office:value="0.838820960402" office:value-type="float">
            <text:p>0.838820960402</text:p>
          </table:table-cell>
          <table:table-cell office:value="0.894667482535" office:value-type="float">
            <text:p>0.894667482535</text:p>
          </table:table-cell>
          <table:table-cell office:value="0.896459085399" office:value-type="float">
            <text:p>0.896459085399</text:p>
          </table:table-cell>
        </table:table-row>
        <table:table-row>
          <table:table-cell office:value-type="string">
            <text:p>STD</text:p>
          </table:table-cell>
          <table:table-cell office:value="0.0482061302083" office:value-type="float">
            <text:p>0.0482061302083</text:p>
          </table:table-cell>
          <table:table-cell office:value="0.0802194486136" office:value-type="float">
            <text:p>0.0802194486136</text:p>
          </table:table-cell>
          <table:table-cell office:value="0.0229850009002" office:value-type="float">
            <text:p>0.0229850009002</text:p>
          </table:table-cell>
          <table:table-cell office:value="0.0278889690416" office:value-type="float">
            <text:p>0.0278889690416</text:p>
          </table:table-cell>
        </table:table-row>
        <table:table-row>
          <table:table-cell office:value-type="string">
            <text:p>A_DEC</text:p>
          </table:table-cell>
          <table:table-cell office:value="7.81838510769" office:value-type="float">
            <text:p>7.81838510769</text:p>
          </table:table-cell>
          <table:table-cell office:value="6.72105763886" office:value-type="float">
            <text:p>6.72105763886</text:p>
          </table:table-cell>
          <table:table-cell office:value="1.71288958805" office:value-type="float">
            <text:p>1.71288958805</text:p>
          </table:table-cell>
          <table:table-cell office:value="1.48779634491" office:value-type="float">
            <text:p>1.48779634491</text:p>
          </table:table-cell>
        </table:table-row>
        <table:table-row>
          <table:table-cell office:value-type="string">
            <text:p>R_MIN</text:p>
          </table:table-cell>
          <table:table-cell office:value="13.436208158" office:value-type="float">
            <text:p>13.436208158</text:p>
          </table:table-cell>
          <table:table-cell office:value="14.2862866619" office:value-type="float">
            <text:p>14.2862866619</text:p>
          </table:table-cell>
          <table:table-cell office:value="6.74274184444" office:value-type="float">
            <text:p>6.74274184444</text:p>
          </table:table-cell>
          <table:table-cell office:value="6.0419825982" office:value-type="float">
            <text:p>6.0419825982</text:p>
          </table:table-cell>
        </table:table-row>
        <table:table-row>
          <table:table-cell office:value-type="string">
            <text:p>energy</text:p>
          </table:table-cell>
          <table:table-cell office:value="-1387.05084746" office:value-type="float">
            <text:p>-1387.05084746</text:p>
          </table:table-cell>
          <table:table-cell office:value="-1387.11864407" office:value-type="float">
            <text:p>-1387.11864407</text:p>
          </table:table-cell>
          <table:table-cell office:value="-1387.45762712" office:value-type="float">
            <text:p>-1387.45762712</text:p>
          </table:table-cell>
          <table:table-cell office:value="-1388.13559322" office:value-type="float">
            <text:p>-1388.13559322</text:p>
          </table:table-cell>
        </table:table-row>
      </table:table>
    </office:spreadsheet>
  </office:body>
</office:document-content>
</file>

<file path=styles.xml><?xml version="1.0" encoding="utf-8"?>
<office:document-styles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